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108.79pt"/>
    </style:style>
    <style:style style:name="co3" style:family="table-column">
      <style:table-column-properties fo:break-before="auto" style:column-width="216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true"/>
    </style:style>
    <style:style style:name="ro2" style:family="table-row">
      <style:table-row-properties style:row-height="64.15pt" fo:break-before="auto" style:use-optimal-row-height="true"/>
    </style:style>
    <style:style style:name="ro3" style:family="table-row">
      <style:table-row-properties style:row-height="33pt" fo:break-before="auto" style:use-optimal-row-height="true"/>
    </style:style>
    <style:style style:name="ro4" style:family="table-row">
      <style:table-row-properties style:row-height="64.49pt" fo:break-before="auto" style:use-optimal-row-height="true"/>
    </style:style>
    <style:style style:name="ro5" style:family="table-row">
      <style:table-row-properties style:row-height="80.25pt" fo:break-before="auto" style:use-optimal-row-height="true"/>
    </style:style>
    <style:style style:name="ro6" style:family="table-row">
      <style:table-row-properties style:row-height="32.8pt" fo:break-before="auto" style:use-optimal-row-height="true"/>
    </style:style>
    <style:style style:name="ro7" style:family="table-row">
      <style:table-row-properties style:row-height="17.35pt" fo:break-before="auto" style:use-optimal-row-height="true"/>
    </style:style>
    <style:style style:name="ro8" style:family="table-row">
      <style:table-row-properties style:row-height="96.01pt" fo:break-before="auto" style:use-optimal-row-height="true"/>
    </style:style>
    <style:style style:name="ro9" style:family="table-row">
      <style:table-row-properties style:row-height="4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4pt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1021" table:default-cell-style-name="ce8"/>
        <table:table-row table:style-name="ro1">
          <table:table-cell office:value-type="string" calcext:value-type="string">
            <text:p>interchange</text:p>
          </table:table-cell>
          <table:table-cell office:value-type="string" calcext:value-type="string">
            <text:p>ˈɪntətʃeɪndʒ</text:p>
          </table:table-cell>
          <table:table-cell office:value-type="string" calcext:value-type="string">
            <text:p>обмен</text:p>
            <text:p>the interchange of ideas between students and staff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rchangeable</text:p>
          </table:table-cell>
          <table:table-cell office:value-type="string" calcext:value-type="string">
            <text:p>ɪntəˈtʃeɪndʒəbəl</text:p>
          </table:table-cell>
          <table:table-cell office:value-type="string" calcext:value-type="string">
            <text:p>взаимозаменяемые</text:p>
            <text:p>These two words are almost interchangeable.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terchangeably; interchangeability</text:p>
          </table:table-cell>
          <table:table-cell/>
          <table:table-cell office:value-type="string" calcext:value-type="string">
            <text:p>взаимозаменяемо, взаимозаменяемость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tropolis</text:p>
          </table:table-cell>
          <table:table-cell office:value-type="string" calcext:value-type="string">
            <text:p>mɪˈtrɒpəlɪs</text:p>
          </table:table-cell>
          <table:table-cell office:value-type="string" calcext:value-type="string">
            <text:p>мегаполис</text:p>
            <text:p>The city has become a huge, bustling metropoli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urb</text:p>
          </table:table-cell>
          <table:table-cell office:value-type="string" calcext:value-type="string">
            <text:p>ˈsʌbɜːb</text:p>
          </table:table-cell>
          <table:table-cell office:value-type="string" calcext:value-type="string">
            <text:p>Пригород</text:p>
            <text:p>a suburb of Los Angel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uburban</text:p>
          </table:table-cell>
          <table:table-cell office:value-type="string" calcext:value-type="string">
            <text:p>səˈbɜːbən</text:p>
          </table:table-cell>
          <table:table-cell office:value-type="string" calcext:value-type="string">
            <text:p>Пригородный</text:p>
            <text:p>a quiet, suburban street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mposing</text:p>
          </table:table-cell>
          <table:table-cell office:value-type="string" calcext:value-type="string">
            <text:p>ɪmˈpəʊzɪŋ</text:p>
          </table:table-cell>
          <table:table-cell office:value-type="string" calcext:value-type="string">
            <text:p>внушительный</text:p>
            <text:p><text:span text:style-name="T1">He’s a tall, quietly spoken, but imposing figure.</text:span></text:p>
            <text:p><text:span text:style-name="T1">an imposing building</text:span>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impose</text:p>
          </table:table-cell>
          <table:table-cell office:value-type="string" calcext:value-type="string">
            <text:p>ɪmˈpəʊz</text:p>
          </table:table-cell>
          <table:table-cell office:value-type="string" calcext:value-type="string">
            <text:p>налогать (вводить налог, наказание)</text:p>
            <text:p>The government imposed a ban on the sale of ivor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temporary</text:p>
          </table:table-cell>
          <table:table-cell office:value-type="string" calcext:value-type="string">
            <text:p>kənˈtempərəri</text:p>
          </table:table-cell>
          <table:table-cell office:value-type="string" calcext:value-type="string">
            <text:p>современный</text:p>
            <text:p>an exhibition of contemporary Japanese prin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idential</text:p>
          </table:table-cell>
          <table:table-cell office:value-type="string" calcext:value-type="string">
            <text:p>ˌrezɪˈdenʃəl</text:p>
          </table:table-cell>
          <table:table-cell office:value-type="string" calcext:value-type="string">
            <text:p>жилой</text:p>
            <text:p>a quiet residential neighbourhood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harbour</text:p>
          </table:table-cell>
          <table:table-cell office:value-type="string" calcext:value-type="string">
            <text:p>hɑːbə</text:p>
          </table:table-cell>
          <table:table-cell office:value-type="string" calcext:value-type="string">
            <text:p>гавань (область рядом с берегом, со спокойной водой)</text:p>
            <text:p>s they sailed into Portsmouth Harbour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sports center</text:p>
          </table:table-cell>
          <table:table-cell/>
          <table:table-cell office:value-type="string" calcext:value-type="string">
            <text:p>Спортивный центр</text:p>
            <text:p>A large sports centre has been made at Aviemore, mainly for winter skiing but also for the use of summer tourist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opera house</text:p>
          </table:table-cell>
          <table:table-cell/>
          <table:table-cell office:value-type="string" calcext:value-type="string">
            <text:p>Оперный театр</text:p>
            <text:p>the Sydney Opera Hous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ert hall</text:p>
          </table:table-cell>
          <table:table-cell/>
          <table:table-cell office:value-type="string" calcext:value-type="string">
            <text:p>концертный зал</text:p>
            <text:p>In the 1,500-seat concert hall, O Vertigo Danse sold 522 seats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Takeaway</text:p>
          </table:table-cell>
          <table:table-cell/>
          <table:table-cell office:value-type="string" calcext:value-type="string">
            <text:p>ресторан работающий на выно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 service</text:p>
          </table:table-cell>
          <table:table-cell/>
          <table:table-cell office:value-type="string" calcext:value-type="string">
            <text:p>автобусное сообщение</text:p>
            <text:p>It’s a small village but there is a good bus service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xi rank</text:p>
          </table:table-cell>
          <table:table-cell/>
          <table:table-cell office:value-type="string" calcext:value-type="string">
            <text:p>стоянка такси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ar hire</text:p>
          </table:table-cell>
          <table:table-cell/>
          <table:table-cell office:value-type="string" calcext:value-type="string">
            <text:p>сервис по аренде машин</text:p>
            <text:p>a car hire company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health center</text:p>
          </table:table-cell>
          <table:table-cell/>
          <table:table-cell office:value-type="string" calcext:value-type="string">
            <text:p>центр здоровья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istry office</text:p>
          </table:table-cell>
          <table:table-cell/>
          <table:table-cell office:value-type="string" calcext:value-type="string">
            <text:p>загс</text:p>
            <text:p>They were married at a registry office and had a quiet reception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itizens’ advice bureau</text:p>
          </table:table-cell>
          <table:table-cell/>
          <table:table-cell office:value-type="string" calcext:value-type="string">
            <text:p>бюро консультации для граждан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job center</text:p>
          </table:table-cell>
          <table:table-cell/>
          <table:table-cell office:value-type="string" calcext:value-type="string">
            <text:p>центр занятости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garden center</text:p>
          </table:table-cell>
          <table:table-cell/>
          <table:table-cell office:value-type="string" calcext:value-type="string">
            <text:p>садовый центр (продаются принадлежности для сада)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police station</text:p>
          </table:table-cell>
          <table:table-cell/>
          <table:table-cell office:value-type="string" calcext:value-type="string">
            <text:p>Полицейский участок</text:p>
            <text:p>Anyone finding them should hand them in at a police station or to any officer he sai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wn / city hall</text:p>
          </table:table-cell>
          <table:table-cell/>
          <table:table-cell office:value-type="string" calcext:value-type="string">
            <text:p>здание правительства / мэрия</text:p>
            <text:p>When the authorities refused, the crowd sacked city hall.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state agent</text:p>
          </table:table-cell>
          <table:table-cell/>
          <table:table-cell office:value-type="string" calcext:value-type="string">
            <text:p>Агент по недвижимости</text:p>
            <text:p>Their only failure to date has been a Los Angeles real estate agent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housing estate</text:p>
          </table:table-cell>
          <table:table-cell/>
          <table:table-cell office:value-type="string" calcext:value-type="string">
            <text:p>жилой комплекс</text:p>
            <text:p>Joanne was 4 years old and attended a private nursery in a private housing estate within a large city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industrial estate</text:p>
          </table:table-cell>
          <table:table-cell/>
          <table:table-cell office:value-type="string" calcext:value-type="string">
            <text:p>промышленный комплекс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lum</text:p>
          </table:table-cell>
          <table:table-cell/>
          <table:table-cell office:value-type="string" calcext:value-type="string">
            <text:p>трущебы</text:p>
            <text:p>the slums of London</text:p>
            <text:p>a slum area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vandalism</text:p>
          </table:table-cell>
          <table:table-cell office:value-type="string" calcext:value-type="string">
            <text:p>ˈvændəl-ɪzəm</text:p>
          </table:table-cell>
          <table:table-cell office:value-type="string" calcext:value-type="string">
            <text:p>вандализм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spacious</text:p>
          </table:table-cell>
          <table:table-cell office:value-type="string" calcext:value-type="string">
            <text:p>ˈspeɪʃəs</text:p>
          </table:table-cell>
          <table:table-cell office:value-type="string" calcext:value-type="string">
            <text:p>просторный</text:p>
            <text:p>Bedrooms are spacious and all have private bathroom and balcony; most take a third bed.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deserted</text:p>
          </table:table-cell>
          <table:table-cell/>
          <table:table-cell office:value-type="string" calcext:value-type="string">
            <text:p>заброшенный, немноголюдный</text:p>
            <text:p>The streets were deserted.</text:p>
            <text:p>The old mine now stands completely deserted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ustling</text:p>
          </table:table-cell>
          <table:table-cell/>
          <table:table-cell office:value-type="string" calcext:value-type="string">
            <text:p>шумное, многолюдное</text:p>
            <text:p>The flower market was bustling with shoppers.</text:p>
          </table:table-cell>
          <table:table-cell table:number-columns-repeated="1021"/>
        </table:table-row>
        <table:table-row table:style-name="ro8">
          <table:table-cell office:value-type="string" calcext:value-type="string">
            <text:p>bustle</text:p>
          </table:table-cell>
          <table:table-cell office:value-type="string" calcext:value-type="string">
            <text:p>ˈbʌsəl</text:p>
          </table:table-cell>
          <table:table-cell office:value-type="string" calcext:value-type="string">
            <text:p>1) суета, сумотоха</text:p>
            <text:p>a continual bustle of people coming and going</text:p>
            <text:p>2) суетиться</text:p>
            <text:p>Madge bustled round the room, putting things away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h</text:p>
          </table:table-cell>
          <table:table-cell/>
          <table:table-cell office:value-type="string" calcext:value-type="string">
            <text:p>грязь</text:p>
            <text:p>Passing cars covered his shoes with filth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hy</text:p>
          </table:table-cell>
          <table:table-cell/>
          <table:table-cell office:value-type="string" calcext:value-type="string">
            <text:p>Грязный</text:p>
            <text:p>We didn't go swimming because the water looked filthy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un-down</text:p>
          </table:table-cell>
          <table:table-cell/>
          <table:table-cell office:value-type="string" calcext:value-type="string">
            <text:p>обветшалый</text:p>
            <text:p>a run-down inner-city area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assault</text:p>
          </table:table-cell>
          <table:table-cell office:value-type="string" calcext:value-type="string">
            <text:p>əˈsɔːlt </text:p>
          </table:table-cell>
          <table:table-cell office:value-type="string" calcext:value-type="string">
            <text:p>Нападение, атака</text:p>
            <text:p>He was jailed for assault.</text:p>
            <text:p/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office:value-type="string" calcext:value-type="string">
            <text:p>атаковать</text:p>
            <text:p>Two men assaulted him after he left the bar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ugging</text:p>
          </table:table-cell>
          <table:table-cell office:value-type="string" calcext:value-type="string">
            <text:p>ˈmʌɡɪŋ</text:p>
          </table:table-cell>
          <table:table-cell office:value-type="string" calcext:value-type="string">
            <text:p>Ограбление на улице</text:p>
            <text:p>Dudley was the victim of a violent mugging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employment agency</text:p>
          </table:table-cell>
          <table:table-cell/>
          <table:table-cell office:value-type="string" calcext:value-type="string">
            <text:p>агенство по трудоустройству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emmision</text:p>
          </table:table-cell>
          <table:table-cell office:value-type="string" calcext:value-type="string">
            <text:p>ɪˈmɪʃən</text:p>
          </table:table-cell>
          <table:table-cell office:value-type="string" calcext:value-type="string">
            <text:p>выброс</text:p>
            <text:p>Britain agreed to cut emissions of nitrogen oxide from power stations.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eteriorate</text:p>
          </table:table-cell>
          <table:table-cell office:value-type="string" calcext:value-type="string">
            <text:p>dɪˈtɪəriəreɪt</text:p>
          </table:table-cell>
          <table:table-cell office:value-type="string" calcext:value-type="string">
            <text:p>становиться хуже</text:p>
            <text:p>Ethel’s health has deteriorated.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deterioration</text:p>
          </table:table-cell>
          <table:table-cell/>
          <table:table-cell office:value-type="string" calcext:value-type="string">
            <text:p>ухудшение</text:p>
          </table:table-cell>
          <table:table-cell table:number-columns-repeated="1021"/>
        </table:table-row>
        <table:table-row table:style-name="ro7" table:number-rows-repeated="104853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4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6">00/00/0000</text:date>, <text:time style:data-style-name="N2" text:time-value="01:52:30.077771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3T23:09:38.384697876</meta:creation-date>
    <dc:title>vocabularyUnit</dc:title>
    <meta:editing-duration>PT12H23M10S</meta:editing-duration>
    <meta:editing-cycles>10</meta:editing-cycles>
    <meta:generator>LibreOffice/6.0.7.3$Linux_X86_64 LibreOffice_project/00m0$Build-3</meta:generator>
    <dc:date>2021-11-06T13:45:28.346494330</dc:date>
    <meta:document-statistic meta:table-count="1" meta:cell-count="105" meta:object-count="0"/>
    <meta:template xlink:type="simple" xlink:actuate="onRequest" xlink:title="vocabularyUnit" xlink:href="../../../../Templates/vocabularyUnit.ots" meta:date="2021-07-23T23:09:37.744245147"/>
  </office:meta>
</office:document-meta>
</file>